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style:font-size-asian="15pt" style:font-name-complex="Awami Nastaliq Beta2" style:font-size-complex="15pt"/>
    </style:style>
    <style:style style:name="P2" style:family="paragraph" style:parent-style-name="Preformatted_20_Text">
      <style:paragraph-properties fo:text-align="end" style:justify-single-word="false" style:writing-mode="rl-tb"/>
      <style:text-properties fo:font-size="15pt" style:font-size-asian="15pt" style:font-name-complex="Awami Nastaliq Beta2" style:font-size-complex="15pt"/>
    </style:style>
    <style:style style:name="P3" style:family="paragraph" style:parent-style-name="Preformatted_20_Text">
      <style:paragraph-properties fo:margin-top="0in" fo:margin-bottom="0.1965in" loext:contextual-spacing="false" fo:text-align="end" style:justify-single-word="false" style:writing-mode="rl-tb"/>
      <style:text-properties fo:font-size="15pt" style:font-size-asian="15pt" style:font-name-complex="Awami Nastaliq Beta2"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انسانی حقوق داعالمی منشور</text:p>
      <text:p text:style-name="P2"><text:s text:c="4"/>پہلی ڱالھ</text:p>
      <text:p text:style-name="P2"><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2"><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2"><text:s text:c="4"/>منشور اچ اقوام متحدہ نے صاف تے سادہ لفظاں اچ حقوق ڋساڋتن ۔ جنباں وچ ہر کوئی برابر داشر یک ہے ۔</text:p>
      <text:p text:style-name="P2"><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2"><text:s text:c="4"/>اے حقوق تہاڋی ملکیت ہن تے انہاں دے بارے وچ پوری معلومات حاصل کرو ۔ آپڻے تے ڋوجھیاں کیتے انہاں حقوق دے بچئو تے ودھارے وچ اساڋ اہتھ وٹائو ۔</text:p>
      <text:p text:style-name="P2"><text:s text:c="4"/>تمہید تے عبارت</text:p>
      <text:p text:style-name="P2"><text:s text:c="4"/>کیوں جو ہر انسان دی ذاتی عزت تے انساناں دے ہکو ڄئے تے نہ مکڻ وا لے حقوق کوں منڑاں دنیا وچ ازادی، انصاف تے امن دی جیاد ہے ۔</text:p>
      <text:p text:style-name="P2"><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text:soft-page-break/>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2"><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2"><text:s text:c="4"/>کیوں جواے ضروری ہے جو قوماں تے ملکاں دے درمیان دوستانہ تعلقات کوں ودھایا ونڄے ۔</text:p>
      <text:p text:style-name="P2"><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2"><text:s text:c="4"/>کیوں جور کن ملکاں نے اے دی وعدہ کیتے جو اقوام متحدہ دے تعاون نال پوری دنیا وچ انسانی حقوق منویسن تے جیادی ازادیاں ڋویسن ۔</text:p>
      <text:p text:style-name="P2"><text:s text:c="4"/>کیوں جو انہاں و عدیاں کوں پورا کرڻ کیتے ضروری ہے جو اساں حقوق تے ازادیاں کو سمجھوں ۔</text:p>
      <text:p text:style-name="P2"><text:s text:c="4"/>ہیں کیتے ة ۔</text:p>
      <text:p text:style-name="P2"><text:s text:c="4"/>جنرل اسمبلی اعلان کریندی ہے جو</text:p>
      <text:p text:style-name="P2"><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2"><text:s text:c="2"/></text:p>
      <text:p text:style-name="P2"><text:s text:c="4"/>دفعہ ۱</text:p>
      <text:p text:style-name="P2"><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2"><text:soft-page-break/><text:s text:c="2"/></text:p>
      <text:p text:style-name="P2"><text:s text:c="4"/>دفعہ ۲</text:p>
      <text:p text:style-name="P2"><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2"><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2"><text:s text:c="2"/></text:p>
      <text:p text:style-name="P2"><text:s text:c="4"/>دفعہ ۳</text:p>
      <text:p text:style-name="P2"><text:s text:c="4"/>ہر شخص کوں آپڻی جان، ازادی تے ذاتی بچئو دا حق حاصل ہے ۔</text:p>
      <text:p text:style-name="P2"><text:s text:c="2"/></text:p>
      <text:p text:style-name="P2"><text:s text:c="4"/>دفعہ ۴</text:p>
      <text:p text:style-name="P2"><text:s text:c="4"/>کوئی شخص ٻانھایاٻا نھی بنڑا کے نہ رکھیاویسی ۔ ہر قسم دی غلامی یاٻا تھیاں دے کاروبار تے پابندی ہو سی ۔</text:p>
      <text:p text:style-name="P2"><text:s text:c="2"/></text:p>
      <text:p text:style-name="P2"><text:s text:c="4"/>دفعہ ۵</text:p>
      <text:p text:style-name="P2"><text:s text:c="4"/>کہیں شخص تے ظلم یا او کوں ماریا کٹیانہ ویسی ۔ ناں اوندی بے عزتی کیتی ویسی تے ناں ہی لوکوں سزاڋتی ویسی ۔</text:p>
      <text:p text:style-name="P2"><text:s text:c="2"/></text:p>
      <text:p text:style-name="P2"><text:s text:c="4"/>دفعہ ۶</text:p>
      <text:p text:style-name="P2"><text:s text:c="4"/>ہر شخص کوں حق حاصل ہے جو ہر جاتے قنون اوندی شخصیت کوں مڻے ۔</text:p>
      <text:p text:style-name="P2"><text:soft-page-break/><text:s text:c="2"/></text:p>
      <text:p text:style-name="P2"><text:s text:c="4"/>دفعہ ۷</text:p>
      <text:p text:style-name="P2"><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2"><text:s text:c="2"/></text:p>
      <text:p text:style-name="P2"><text:s text:c="4"/>دفعہ ۸</text:p>
      <text:p text:style-name="P2"><text:s text:c="4"/>ہر شخص کوں انہاں کماں دے خلاف قنونی چارہ جوئی دا پورا حق حاصل ہے جنہاں نال آئین یا قنون دی طرفوں ملے ہوئے اوندے حقوق ختم تھیندے ہوون ۔</text:p>
      <text:p text:style-name="P2"><text:s text:c="2"/></text:p>
      <text:p text:style-name="P2"><text:s text:c="4"/>دفعہ ۹</text:p>
      <text:p text:style-name="P2"><text:s text:c="4"/>کہیں شخص کوں غیر قنونی طریقے نال نہ گرفتار کیتا ویسی نہ حراست وچ رکھا ویسی تے نہ ہی ملک توں ٻاہر کڈھیا ویسی ۔</text:p>
      <text:p text:style-name="P2"><text:s text:c="2"/></text:p>
      <text:p text:style-name="P2"><text:s text:c="4"/>دفعہ ۱۰</text:p>
      <text:p text:style-name="P2"><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2"><text:s text:c="2"/></text:p>
      <text:p text:style-name="P2"><text:s text:c="4"/>دفعہ ۱۱</text:p>
      <text:p text:style-name="P2"><text:s text:c="4"/></text:p>
      <text:p text:style-name="P2"><text:s text:c="6"/></text:p>
      <text:p text:style-name="P2"><text:soft-page-break/><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2"><text:s text:c="6"/></text:p>
      <text:p text:style-name="P2"><text:s text:c="6"/></text:p>
      <text:p text:style-name="P2"><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2"><text:s text:c="6"/></text:p>
      <text:p text:style-name="P2"><text:s text:c="4"/></text:p>
      <text:p text:style-name="P2"><text:s text:c="2"/></text:p>
      <text:p text:style-name="P2"><text:s text:c="4"/>دفعہ ۱۲</text:p>
      <text:p text:style-name="P2"><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2"><text:s text:c="2"/></text:p>
      <text:p text:style-name="P2"><text:s text:c="4"/>دفعہ ۱۳</text:p>
      <text:p text:style-name="P2"><text:s text:c="4"/></text:p>
      <text:p text:style-name="P2"><text:s text:c="6"/></text:p>
      <text:p text:style-name="P2"><text:s text:c="8"/>ہر شخص کوں ازادی نال آپڻے ملک وچ ہر جا تے آون ونڄن اتے رہوڻ داحق حاصل ہے ۔</text:p>
      <text:p text:style-name="P2"><text:s text:c="6"/></text:p>
      <text:p text:style-name="P2"><text:s text:c="6"/></text:p>
      <text:p text:style-name="P2"><text:s text:c="8"/>ہر شخص کوں آپڻے ملک سمیت ہر ملک کوں چھوڑن اتے آپڻے ملک واپس و نڄڻ دا حق حاصل <text:soft-page-break/>ہے ۔</text:p>
      <text:p text:style-name="P2"><text:s text:c="6"/></text:p>
      <text:p text:style-name="P2"><text:s text:c="4"/></text:p>
      <text:p text:style-name="P2"><text:s text:c="2"/></text:p>
      <text:p text:style-name="P2"><text:s text:c="4"/>دفعہ ۱۴</text:p>
      <text:p text:style-name="P2"><text:s text:c="4"/></text:p>
      <text:p text:style-name="P2"><text:s text:c="6"/></text:p>
      <text:p text:style-name="P2"><text:s text:c="8"/>ہر کہیں کوں ظلم تے زیادتی کنوں بچڻ کیتے تے ڈو ڄھے ملکاں وچ پناہ حاصل کرڻ اتے اوندے کنوں فائدے چاوڻ دا حق حاصل ہے ۔</text:p>
      <text:p text:style-name="P2"><text:s text:c="6"/></text:p>
      <text:p text:style-name="P2"><text:s text:c="6"/></text:p>
      <text:p text:style-name="P2"><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2"><text:s text:c="6"/></text:p>
      <text:p text:style-name="P2"><text:s text:c="4"/></text:p>
      <text:p text:style-name="P2"><text:s text:c="2"/></text:p>
      <text:p text:style-name="P2"><text:s text:c="4"/>دفعہ ۱۵</text:p>
      <text:p text:style-name="P2"><text:s text:c="4"/></text:p>
      <text:p text:style-name="P2"><text:s text:c="6"/></text:p>
      <text:p text:style-name="P2"><text:s text:c="8"/>ہر شخص کوں قومیت دا حق حاصل ہے ۔</text:p>
      <text:p text:style-name="P2"><text:s text:c="6"/></text:p>
      <text:p text:style-name="P2"><text:soft-page-break/><text:s text:c="6"/></text:p>
      <text:p text:style-name="P2"><text:s text:c="8"/>کوئی شخص ناجائز طور تے قومیت کنوں محر وم نہ رکھیا ویسی اتے نہ ای کہیں کوں قومیت تبدیل کرڻ دا حق ڋیوڻ کنوں انکار کیتا ویسی ۔</text:p>
      <text:p text:style-name="P2"><text:s text:c="6"/></text:p>
      <text:p text:style-name="P2"><text:s text:c="4"/></text:p>
      <text:p text:style-name="P2"><text:s text:c="2"/></text:p>
      <text:p text:style-name="P2"><text:s text:c="4"/>دفعہ ۱۶</text:p>
      <text:p text:style-name="P2"><text:s text:c="4"/></text:p>
      <text:p text:style-name="P2"><text:s text:c="6"/></text:p>
      <text:p text:style-name="P2"><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2"><text:s text:c="6"/></text:p>
      <text:p text:style-name="P2"><text:s text:c="6"/></text:p>
      <text:p text:style-name="P2"><text:s text:c="8"/>شادی ہک ڋوجھے دی مکمل رضا مندی نال تھیونڑی چاہی دی اے ۔</text:p>
      <text:p text:style-name="P2"><text:s text:c="6"/></text:p>
      <text:p text:style-name="P2"><text:s text:c="6"/></text:p>
      <text:p text:style-name="P2"><text:s text:c="8"/>کنبہ، وسیب دی فطری تے جیادی اکائی ہے اتے وسیب تے ریاست لوکوں تحفظ ڈیوڻ دے ذمہ دار ہن ۔</text:p>
      <text:p text:style-name="P2"><text:s text:c="6"/></text:p>
      <text:p text:style-name="P2"><text:s text:c="4"/></text:p>
      <text:p text:style-name="P2"><text:s text:c="2"/></text:p>
      <text:p text:style-name="P2"><text:soft-page-break/><text:s text:c="4"/>دفعہ ۱۷</text:p>
      <text:p text:style-name="P2"><text:s text:c="4"/></text:p>
      <text:p text:style-name="P2"><text:s text:c="6"/></text:p>
      <text:p text:style-name="P2"><text:s text:c="8"/>ہر انسان کوں کلہایاڋ وجھیاں نال مل کے جائد اور کھڻ دا حق حاصل ہے ۔</text:p>
      <text:p text:style-name="P2"><text:s text:c="6"/></text:p>
      <text:p text:style-name="P2"><text:s text:c="6"/></text:p>
      <text:p text:style-name="P2"><text:s text:c="8"/>کہیں شخص کوں زبردستی اوندی جائد او کنوں محر وم نہ رکھیا ویسی ۔</text:p>
      <text:p text:style-name="P2"><text:s text:c="6"/></text:p>
      <text:p text:style-name="P2"><text:s text:c="4"/></text:p>
      <text:p text:style-name="P2"><text:s text:c="2"/></text:p>
      <text:p text:style-name="P2"><text:s text:c="4"/>دفعہ ۱۸</text:p>
      <text:p text:style-name="P2"><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2"><text:s text:c="2"/></text:p>
      <text:p text:style-name="P2"><text:s text:c="4"/>دفعہ ۱۹</text:p>
      <text:p text:style-name="P2"><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2"><text:s text:c="2"/></text:p>
      <text:p text:style-name="P2"><text:s text:c="4"/>دفعہ ۲۰</text:p>
      <text:p text:style-name="P2"><text:s text:c="4"/></text:p>
      <text:p text:style-name="P2"><text:soft-page-break/><text:s text:c="6"/></text:p>
      <text:p text:style-name="P2"><text:s text:c="8"/>ہر شخص کوں پرا من طریقے نال میل ملاپ اتے کھٔ کرڻ تے ٹو لے بناوڻ احق حاصل ہے ۔</text:p>
      <text:p text:style-name="P2"><text:s text:c="6"/></text:p>
      <text:p text:style-name="P2"><text:s text:c="6"/></text:p>
      <text:p text:style-name="P2"><text:s text:c="8"/>کہیں شخص کوں کہیں ٹو لے وچ شامل تھیوڻ کیئے مجبور نہیں کیتا ونڄ سڱدا ۔</text:p>
      <text:p text:style-name="P2"><text:s text:c="6"/></text:p>
      <text:p text:style-name="P2"><text:s text:c="4"/></text:p>
      <text:p text:style-name="P2"><text:s text:c="2"/></text:p>
      <text:p text:style-name="P2"><text:s text:c="4"/>دفعہ ۲۱</text:p>
      <text:p text:style-name="P2"><text:s text:c="4"/></text:p>
      <text:p text:style-name="P2"><text:s text:c="6"/></text:p>
      <text:p text:style-name="P2"><text:s text:c="8"/>ہر شخص کوں آپڻے ملک دی حکومت وچ براہ راست یا ازادی نال چڻے ہوئے نمائندیاں دے ذریئے حصہ گھنڻ دا حق حاصل ہے ۔</text:p>
      <text:p text:style-name="P2"><text:s text:c="6"/></text:p>
      <text:p text:style-name="P2"><text:s text:c="6"/></text:p>
      <text:p text:style-name="P2"><text:s text:c="8"/>ہر شخص کوں آپڻے ملک وچ سرکاری ملازمت حاصل کرڻ داہکو ڄیاں حق حاصل ہے ۔</text:p>
      <text:p text:style-name="P2"><text:s text:c="6"/></text:p>
      <text:p text:style-name="P2"><text:s text:c="6"/></text:p>
      <text:p text:style-name="P2"><text:s text:c="8"/>لوکاں دی صلاح، حکومت دے اختیارات دی جیاد ہو سی ۔ ایں صلاح دا اظہار، معیاد پوری تھیوڻ تے اصلی انتخابات دے ذریعے کیتا ویسی ۔ انتخابات وچ ہر کہیں کوں ووٹ پاوڻ داہکو ڄیاں موقع ڋتا ویسی اتے ووٹنگ ازادی نال تے حفیہ انداز وچ تھیسی ۔</text:p>
      <text:p text:style-name="P2"><text:s text:c="6"/></text:p>
      <text:p text:style-name="P2"><text:soft-page-break/><text:s text:c="4"/></text:p>
      <text:p text:style-name="P2"><text:s text:c="2"/></text:p>
      <text:p text:style-name="P2"><text:s text:c="4"/>دفعہ ۲۲</text:p>
      <text:p text:style-name="P2"><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2"><text:s text:c="2"/></text:p>
      <text:p text:style-name="P2"><text:s text:c="4"/>دفعہ ۲۳</text:p>
      <text:p text:style-name="P2"><text:s text:c="4"/></text:p>
      <text:p text:style-name="P2"><text:s text:c="6"/></text:p>
      <text:p text:style-name="P2"><text:s text:c="8"/>ہر شخص کوں کم کار تے ازادی نال روزی رزگار کرڻ، کم دا منصفانہ تے ساز گار ماحول اتے بے روزگاری دے خلاف بچئو دا حق حاصل ہے ۔</text:p>
      <text:p text:style-name="P2"><text:s text:c="6"/></text:p>
      <text:p text:style-name="P2"><text:s text:c="6"/></text:p>
      <text:p text:style-name="P2"><text:s text:c="8"/>ہر شخص کوں کہیں فرق دے بغیر ہکو ڄئے کم دے کیتے ہکو ڄئے معاو ضے دا حق حاصل ہے ۔</text:p>
      <text:p text:style-name="P2"><text:s text:c="6"/></text:p>
      <text:p text:style-name="P2"><text:s text:c="6"/></text:p>
      <text:p text:style-name="P2"><text:s text:c="8"/>کم کرن والا ہر شخص منصفانہ تے مناسب معاوضے دا حق رکھیندے ۔ جیمبڑ الوندے تے لوندے ٻال بچیاں کیتے عزت دی حیاتی دا ضامن ہووے اتے اوندے وچ ضرورت دے مطابق سماجی تحفظ دے بے ذریاں و لوادھا کیتاو نڄے ۔</text:p>
      <text:p text:style-name="P2"><text:s text:c="6"/></text:p>
      <text:p text:style-name="P2"><text:soft-page-break/><text:s text:c="6"/></text:p>
      <text:p text:style-name="P2"><text:s text:c="8"/>ہر شخص کوں فائدیاں دے بچئو کیتے تجار تی ٹو لے بنڑ اوڻ تے انہاں وچ شامل تھیوڻ دا حق حاصل ہے ۔</text:p>
      <text:p text:style-name="P2"><text:s text:c="6"/></text:p>
      <text:p text:style-name="P2"><text:s text:c="4"/></text:p>
      <text:p text:style-name="P2"><text:s text:c="2"/></text:p>
      <text:p text:style-name="P2"><text:s text:c="4"/>دفعہ ۲۴</text:p>
      <text:p text:style-name="P2"><text:s text:c="4"/>ہر شخص کوں ارام تے دل وند لاوڻ دا حق حاصل ہے ۔ ایندے وچ کم دے مناسب اوقات اتے تنخواہ دے نال چھٹیاں دی سہو لتاں شامل ہن ۔</text:p>
      <text:p text:style-name="P2"><text:s text:c="2"/></text:p>
      <text:p text:style-name="P2"><text:s text:c="4"/>دفعہ ۲۵</text:p>
      <text:p text:style-name="P2"><text:s text:c="4"/></text:p>
      <text:p text:style-name="P2"><text:s text:c="6"/></text:p>
      <text:p text:style-name="P2"><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اتے بے رزگاری، بیماری، معزوری، رنڈیپا، ٻڈھیپایا وس کنوں باہر ایہو ڄئے حالات دے خلاف جنہاں وچ رزگار چھٹ و نڄے، بچئو دا حق حاصل ہے ۔</text:p>
      <text:p text:style-name="P2"><text:s text:c="6"/></text:p>
      <text:p text:style-name="P2"><text:s text:c="6"/></text:p>
      <text:p text:style-name="P2"><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2"><text:s text:c="6"/></text:p>
      <text:p text:style-name="P2"><text:soft-page-break/><text:s text:c="4"/></text:p>
      <text:p text:style-name="P2"><text:s text:c="2"/></text:p>
      <text:p text:style-name="P2"><text:s text:c="4"/>دفعہ ۲۶</text:p>
      <text:p text:style-name="P2"><text:s text:c="4"/></text:p>
      <text:p text:style-name="P2"><text:s text:c="6"/></text:p>
      <text:p text:style-name="P2"><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2"><text:s text:c="6"/></text:p>
      <text:p text:style-name="P2"><text:s text:c="6"/></text:p>
      <text:p text:style-name="P2"><text:s text:c="8"/>تعلیم دا مقصد انسانی شخصیت دی مکمل تعمیر تے انسانی حقوق تے جیادی ازادیاں دا اخترام ہوسی ۔ ایہہ ساریاں قوماں اتے نسلی یا مذہبی گروپاں دے وچ، مفاہمت دو ستی تے رواداری کوں ودھیسی اتے امن قائم رکھڻ کیتے اقوام متحدہ دی سر گرمیاں دا اڱواڻ کریسی ۔</text:p>
      <text:p text:style-name="P2"><text:s text:c="6"/></text:p>
      <text:p text:style-name="P2"><text:s text:c="6"/></text:p>
      <text:p text:style-name="P2"><text:s text:c="8"/>والدین کوں ایں ڱال دا حق حاصل ہے جو او آپڻے ٻالاں کوں آپڻی مرضی دے مطابق تعلیم ڋیوا سڱدن ۔</text:p>
      <text:p text:style-name="P2"><text:s text:c="6"/></text:p>
      <text:p text:style-name="P2"><text:s text:c="4"/></text:p>
      <text:p text:style-name="P2"><text:s text:c="2"/></text:p>
      <text:p text:style-name="P2"><text:s text:c="4"/>دفعہ ۲۷</text:p>
      <text:p text:style-name="P2"><text:s text:c="4"/></text:p>
      <text:p text:style-name="P2"><text:soft-page-break/><text:s text:c="6"/></text:p>
      <text:p text:style-name="P2"><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2"><text:s text:c="6"/></text:p>
      <text:p text:style-name="P2"><text:s text:c="6"/></text:p>
      <text:p text:style-name="P2"><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2"><text:s text:c="6"/></text:p>
      <text:p text:style-name="P2"><text:s text:c="4"/></text:p>
      <text:p text:style-name="P2"><text:s text:c="2"/></text:p>
      <text:p text:style-name="P2"><text:s text:c="4"/>دفعہ ۲۸</text:p>
      <text:p text:style-name="P2"><text:s text:c="4"/>ہر شخص ایہوڄئیں سماجی تے بین الاقوامی نظام وچ شامل تھیوڻ دا حقدار ہے ڄبندے وچ ایں اعلان دے مطابق حقوق تے ازادیاں ڋتیاں ویندیاں ہوون ۔</text:p>
      <text:p text:style-name="P2"><text:s text:c="2"/></text:p>
      <text:p text:style-name="P2"><text:s text:c="4"/>دفعہ ۲۹</text:p>
      <text:p text:style-name="P2"><text:s text:c="4"/></text:p>
      <text:p text:style-name="P2"><text:s text:c="6"/></text:p>
      <text:p text:style-name="P2"><text:s text:c="8"/>ہر شخص تے وسیب دیاں ذمہ داریاں دی ہوندن جیندے وچ اوندی شخصیت کوں ازادی نال مکمل ترقی ملدی ہے ۔</text:p>
      <text:p text:style-name="P2"><text:s text:c="6"/></text:p>
      <text:p text:style-name="P2"><text:s text:c="6"/></text:p>
      <text:p text:style-name="P2"><text:s text:c="8"/>آپڻی ازادیاں تے حقوق کنوں فائدہ چاوڻ وچ ہر شخص انہاں پابندیاں دا خیال رکھیسی جھیڑیاں ٻیاں <text:soft-page-break/>دے حقوق تے ازادیاں دے بچئو کیتے اتے جمہوری وسیب وچ اخلاق تے لوکاں دے امن تے بھلائی دے تقاضے پورے کرڻ کیتے قنون دی طر فوں لائے ویدن ۔</text:p>
      <text:p text:style-name="P2"><text:s text:c="6"/></text:p>
      <text:p text:style-name="P2"><text:s text:c="6"/></text:p>
      <text:p text:style-name="P2"><text:s text:c="8"/>ایہہ حقوق تے ازادیاں کہیں صورت وچ اقوام متحدہ دے مقصداں تے اصولاں دے خلاف نئیں ڋتیاں ونج سڱدیاں ۔</text:p>
      <text:p text:style-name="P2"><text:s text:c="6"/></text:p>
      <text:p text:style-name="P2"><text:s text:c="4"/></text:p>
      <text:p text:style-name="P2"><text:s text:c="2"/></text:p>
      <text:p text:style-name="P2"><text:s text:c="4"/>دفعہ ۳۰</text:p>
      <text:p text:style-name="P2"><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3"><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6-12-07T10:38:03.527000000</dc:date>
    <meta:editing-duration>PT9M39S</meta:editing-duration>
    <meta:editing-cycles>4</meta:editing-cycles>
    <meta:generator>LibreOffice/5.2.3.3$Windows_X86_64 LibreOffice_project/d54a8868f08a7b39642414cf2c8ef2f228f780cf</meta:generator>
    <meta:document-statistic meta:table-count="0" meta:image-count="0" meta:object-count="0" meta:page-count="14" meta:paragraph-count="219" meta:word-count="2242" meta:character-count="10975" meta:non-whitespace-character-count="7765"/>
  </office:meta>
</office:document-meta>
</file>